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taVResourceImpl.getLocatorFromNode( Node repository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taVResourceImpl.init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taVResourceImpl.getReferenceResources( DavPropertyName hrefProperty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ltaVResourceImpl.initSupportedRepor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taVResourceImpl.getReport( ReportInfo report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ltaVResourceImpl.getHrefProperty( DavPropertyName name , Node [ ] values , boolean isProtected , boolean isCol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taVResourceImpl.addWorkspace( DavResource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taVResourceImpl.getLocatorFromNodePath( String nod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taVResourceImpl.getOptionResponse( OptionsInfo options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ltaVResourceImpl.createResourceFromLocator( DavResourceLocator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taVResourceImpl.DeltaVResourceImpl( DavResourceLocator locator , DavResourceFactory factory , DavSession session , ResourceConfig config ,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taVResourceImpl.DeltaVResourceImpl( DavResourceLocator locator , DavResourceFactory factory , DavSession session , ResourceConfig config ,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taVResourceImpl.getComplianc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